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paragraph-rsid="0002977e"/>
    </style:style>
    <style:style style:name="P2" style:family="paragraph" style:parent-style-name="Standard">
      <style:text-properties style:font-name="Courier 10 Pitch" fo:font-size="14pt" officeooo:paragraph-rsid="0002977e" style:font-size-asian="14pt" style:font-size-complex="14pt"/>
    </style:style>
    <style:style style:name="P3" style:family="paragraph" style:parent-style-name="Standard">
      <style:text-properties style:font-name="Courier 10 Pitch" fo:font-size="14pt" fo:font-weight="bold" officeooo:paragraph-rsid="0002977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18pt" fo:font-weight="bold" officeooo:paragraph-rsid="0002977e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-0.053cm" fo:text-indent="0cm" style:auto-text-indent="false"/>
      <style:text-properties style:font-name="Courier 10 Pitch" officeooo:paragraph-rsid="0002977e"/>
    </style:style>
    <style:style style:name="P6" style:family="paragraph" style:parent-style-name="Standard">
      <style:paragraph-properties fo:margin-left="0cm" fo:margin-right="-0.053cm" fo:text-indent="0cm" style:auto-text-indent="false"/>
      <style:text-properties style:font-name="Courier 10 Pitch" fo:font-size="14pt" officeooo:paragraph-rsid="0002977e" style:font-size-asian="14pt" style:font-size-complex="14pt"/>
    </style:style>
    <style:style style:name="T1" style:family="text">
      <style:text-properties officeooo:rsid="0002977e"/>
    </style:style>
    <style:style style:name="T2" style:family="text">
      <style:text-properties fo:font-size="16pt" officeooo:rsid="0002977e" style:font-size-asian="16pt" style:font-size-complex="16pt"/>
    </style:style>
    <style:style style:name="T3" style:family="text">
      <style:text-properties fo:font-weight="bold" officeooo:rsid="0002977e" style:font-weight-asian="bold" style:font-weight-complex="bold"/>
    </style:style>
    <style:style style:name="T4" style:family="text">
      <style:text-properties officeooo:rsid="00037a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</text:span></text:p>
      <text:p text:style-name="P1"><text:span text:style-name="T1"></text:span></text:p>
      <text:p text:style-name="P4"><text:span text:style-name="T1">Segunda parte de la tarea Examen.</text:span></text:p>
      <text:p text:style-name="P1"><text:span text:style-name="T1"></text:span></text:p>
      <text:p text:style-name="P5"><text:span text:style-name="T1"/></text:p>
      <text:p text:style-name="P6"><text:span text:style-name="T1">Sea Y^2 = X^3 + X + 1 (i.e. a=b=1) sobre </text:span><text:span text:style-name="T3">Z_{30677}</text:span><text:span text:style-name="T1"> y <text:s/>observe que </text:span><text:span text:style-name="T3">P=(1090,18593)</text:span><text:span text:style-name="T1"> es un punto racional. Encuentre su orden </text:span><text:span text:style-name="T3">n</text:span><text:span text:style-name="T1"> (hint: n es primo) y suponiendo </text:span><text:span text:style-name="T3">d=123</text:span><text:span text:style-name="T1">, encuentre la llave publica </text:span><text:span text:style-name="T3">Q=d*P</text:span><text:span text:style-name="T1">. Siguiendo el </text:span><text:span text:style-name="T3">ECDSA</text:span><text:span text:style-name="T1">, y suponiendo que </text:span><text:span text:style-name="T3">k=555</text:span><text:span text:style-name="T1">, encontrar la </text:span><text:span text:style-name="T3">r</text:span><text:span text:style-name="T1"> y la </text:span><text:span text:style-name="T3">s</text:span><text:span text:style-name="T1"> de la firma del archivo "</text:span><text:span text:style-name="T3">Documento</text:span><text:span text:style-name="T1">". Tambien encontrar </text:span><text:span text:style-name="T3">w</text:span><text:span text:style-name="T1">, </text:span><text:span text:style-name="T3">u1</text:span><text:span text:style-name="T1">, </text:span><text:span text:style-name="T3">u2</text:span><text:span text:style-name="T1">, </text:span><text:span text:style-name="T3">u1*P</text:span><text:span text:style-name="T1"> y </text:span><text:span text:style-name="T3">u2*Q</text:span><text:span text:style-name="T1">. Como algoritmo de digestion, para este problema, use el </text:span><text:span text:style-name="T4">s</text:span><text:span text:style-name="T1">iguiente algoritmo chafa: </text:span></text:p>
      <text:p text:style-name="P2"><text:span text:style-name="T1"></text:span></text:p>
      <text:p text:style-name="P2"><text:span text:style-name="T1"/></text:p>
      <text:p text:style-name="P3"><text:span text:style-name="T1">int SHAfa(archivo)</text:span></text:p>
      <text:p text:style-name="P3"><text:span text:style-name="T1">char *archivo;</text:span></text:p>
      <text:p text:style-name="P3"><text:span text:style-name="T1">{</text:span></text:p>
      <text:p text:style-name="P3"><text:span text:style-name="T1"><text:tab/>FILE *fpe;</text:span></text:p>
      <text:p text:style-name="P3"><text:span text:style-name="T1"><text:tab/>unsigned char text, suma[2]={0,0};</text:span></text:p>
      <text:p text:style-name="P3"><text:span text:style-name="T1"></text:span></text:p>
      <text:p text:style-name="P3"><text:span text:style-name="T1"><text:tab/>if((fpe = fopen(archivo,"r"))==NULL) {</text:span></text:p>
      <text:p text:style-name="P3"><text:span text:style-name="T1"><text:tab/> <text:s text:c="3"/>printf("Error: no puedo abrir %s\n",archivo);</text:span></text:p>
      <text:p text:style-name="P3"><text:span text:style-name="T1"><text:tab/> <text:s text:c="3"/>exit(1);</text:span></text:p>
      <text:p text:style-name="P3"><text:span text:style-name="T1"><text:tab/>}</text:span></text:p>
      <text:p text:style-name="P3"><text:span text:style-name="T1"><text:tab/>while(1) {<text:tab/><text:tab/><text:tab/><text:tab/> <text:s text:c="5"/></text:span></text:p>
      <text:p text:style-name="P3"><text:span text:style-name="T1"><text:tab/> <text:s text:c="3"/>if(fread(&amp;text,1,1,fpe)!=1) break;</text:span></text:p>
      <text:p text:style-name="P3"><text:span text:style-name="T1"><text:tab/> <text:s text:c="3"/>suma[0]+=text;</text:span></text:p>
      <text:p text:style-name="P3"><text:span text:style-name="T1"><text:tab/> <text:s text:c="3"/>if(fread(&amp;text,1,1,fpe)!=1) break;</text:span></text:p>
      <text:p text:style-name="P3"><text:span text:style-name="T1"><text:tab/> <text:s text:c="3"/>suma[1]+=text;</text:span></text:p>
      <text:p text:style-name="P3"><text:span text:style-name="T1"><text:tab/>}</text:span></text:p>
      <text:p text:style-name="P3"><text:span text:style-name="T1"><text:tab/>fclose(fpe);</text:span></text:p>
      <text:p text:style-name="P3"><text:span text:style-name="T1"><text:tab/>suma[0]*=suma[1];</text:span></text:p>
      <text:p text:style-name="P3"><text:span text:style-name="T1"><text:tab/>suma[1]*=suma[0];</text:span></text:p>
      <text:p text:style-name="P3"><text:span text:style-name="T1"><text:tab/>printf("%d %d\n",suma[1],suma[0]);</text:span></text:p>
      <text:p text:style-name="P3"><text:span text:style-name="T1"><text:tab/>return(256*suma[1]+suma[0]);</text:span></text:p>
      <text:p text:style-name="P3"><text:span text:style-name="T1">}</text:span></text:p>
      <text:p text:style-name="P3"><text:span text:style-name="T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o Vega</meta:initial-creator>
    <meta:creation-date>2013-10-29T08:49:43</meta:creation-date>
    <dc:date>2013-10-29T09:15:33</dc:date>
    <dc:creator>Gerardo Vega</dc:creator>
    <meta:editing-duration>PT10M39S</meta:editing-duration>
    <meta:editing-cycles>2</meta:editing-cycles>
    <meta:generator>LibreOffice/4.0.2.2$Linux_x86 LibreOffice_project/400m0$Build-2</meta:generator>
    <meta:printed-by>Gerardo Vega</meta:printed-by>
    <meta:print-date>2013-10-29T09:12:58</meta:print-date>
    <meta:document-statistic meta:table-count="0" meta:image-count="0" meta:object-count="0" meta:page-count="1" meta:paragraph-count="29" meta:word-count="119" meta:character-count="925" meta:non-whitespace-character-count="745"/>
  </office:meta>
</office:document-meta>
</file>